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out April 24, 6 hour run in Buffalo</text:p>
      <text:p text:style-name="Standard">About June 3, Green Jewel 50 K</text:p>
      <text:p text:style-name="Standard"/>
      <text:p text:style-name="Standard">http://www.farnorthendurance.com/northeast-ultramarathons-and-trail-marath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1-30T17:45:10.82</meta:creation-date>
    <dc:date>2016-11-30T17:50:36.05</dc:date>
    <dc:creator>James Lombardi</dc:creator>
    <meta:editing-duration>PT3M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3" meta:word-count="16" meta:character-count="145"/>
  </office:meta>
</office:document-meta>
</file>